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1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13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9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10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1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6" style:family="table-cell" style:parent-style-name="Default" style:data-style-name="N37"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8" table:default-cell-style-name="ce17"/>
        <table:table-row table:style-name="ro1">
          <table:table-cell table:style-name="ce7" office:value-type="string" calcext:value-type="string">
            <text:p>!Area</text:p>
          </table:table-cell>
          <table:table-cell table:style-name="ce15" office:value-type="string" calcext:value-type="string">
            <text:p>!Review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Covered</text:p>
          </table:table-cell>
          <table:table-cell table:style-name="ce15" office:value-type="string" calcext:value-type="string">
            <text:p>Task1</text:p>
          </table:table-cell>
          <table:table-cell table:style-name="ce15" office:value-type="string" calcext:value-type="string">
            <text:p>Task2</text:p>
          </table:table-cell>
          <table:table-cell table:style-name="ce15" office:value-type="string" calcext:value-type="string">
            <text:p>Task3</text:p>
          </table:table-cell>
          <table:table-cell table:style-name="ce15" office:value-type="string" calcext:value-type="string">
            <text:p>Task4</text:p>
          </table:table-cell>
          <table:table-cell table:style-name="ce15" office:value-type="string" calcext:value-type="string">
            <text:p>Task 5</text:p>
          </table:table-cell>
          <table:table-cell table:style-name="ce15" table:number-columns-repeated="1015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6" office:value-type="date" office:date-value="2019-01-28" calcext:value-type="date">
            <text:p>28/01/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sterns of the CN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6" office:value-type="date" office:date-value="2019-01-28" calcext:value-type="date">
            <text:p>28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6" office:value-type="date" office:date-value="2019-01-29" calcext:value-type="date">
            <text:p>29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Self-help programming</text:p>
          </table:table-cell>
          <table:table-cell table:style-name="ce16" office:value-type="date" office:date-value="2019-01-29" calcext:value-type="date">
            <text:p>29/01/19</text:p>
          </table:table-cell>
          <table:table-cell table:style-name="ce25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6" office:value-type="date" office:date-value="2019-01-30" calcext:value-type="date">
            <text:p>30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ck Trading</text:p>
          </table:table-cell>
          <table:table-cell table:style-name="ce16" office:value-type="date" office:date-value="2019-01-30" calcext:value-type="date">
            <text:p>30/01/19</text:p>
          </table:table-cell>
          <table:table-cell table:style-name="ce25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tatistics</text:p>
          </table:table-cell>
          <table:table-cell table:style-name="ce16" office:value-type="date" office:date-value="2019-01-30" calcext:value-type="date">
            <text:p>30/01/19</text:p>
          </table:table-cell>
          <table:table-cell table:style-name="ce25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BR History</text:p>
          </table:table-cell>
          <table:table-cell table:style-name="ce16" office:value-type="date" office:date-value="2019-01-31" calcext:value-type="date">
            <text:p>31/01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tworking</text:p>
          </table:table-cell>
          <table:table-cell table:style-name="ce16" office:value-type="date" office:date-value="2019-01-31" calcext:value-type="date">
            <text:p>31/01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6" office:value-type="date" office:date-value="2019-02-01" calcext:value-type="date">
            <text:p>0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office:value-type="string" calcext:value-type="string">
            <text:p>buergers disease</text:p>
          </table:table-cell>
          <table:table-cell office:value-type="string" calcext:value-type="string">
            <text:p>awakasaki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6" office:value-type="date" office:date-value="2019-02-01" calcext:value-type="date">
            <text:p>01/02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French History</text:p>
          </table:table-cell>
          <table:table-cell table:style-name="ce16" office:value-type="date" office:date-value="2019-02-01" calcext:value-type="date">
            <text:p>01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6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lyme disease</text:p>
          </table:table-cell>
          <table:table-cell office:value-type="string" calcext:value-type="string">
            <text:p>review lyme disease + other tick diseases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others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6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6" office:value-type="date" office:date-value="2019-02-03" calcext:value-type="date">
            <text:p>03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6" office:value-type="date" office:date-value="2019-02-04" calcext:value-type="date">
            <text:p>04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chine Learning</text:p>
          </table:table-cell>
          <table:table-cell table:style-name="ce16" office:value-type="date" office:date-value="2019-02-05" calcext:value-type="date">
            <text:p>05/02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US History</text:p>
          </table:table-cell>
          <table:table-cell table:style-name="ce16" office:value-type="date" office:date-value="2019-02-05" calcext:value-type="date">
            <text:p>05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6" office:value-type="date" office:date-value="2019-02-08" calcext:value-type="date">
            <text:p>08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Piano</text:p>
          </table:table-cell>
          <table:table-cell table:style-name="ce16" office:value-type="date" office:date-value="2019-02-09" calcext:value-type="date">
            <text:p>09/02/19</text:p>
          </table:table-cell>
          <table:table-cell table:style-name="ce25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thematics</text:p>
          </table:table-cell>
          <table:table-cell table:style-name="ce16" office:value-type="date" office:date-value="2019-02-11" calcext:value-type="date">
            <text:p>11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6:49:22.881518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28T21:30:27.125025451</dc:date>
    <meta:editing-duration>P1DT19H17M48S</meta:editing-duration>
    <meta:editing-cycles>79</meta:editing-cycles>
    <meta:generator>LibreOffice/6.0.3.2$Linux_X86_64 LibreOffice_project/00m0$Build-2</meta:generator>
    <meta:document-statistic meta:table-count="1" meta:cell-count="120" meta:object-count="0"/>
  </office:meta>
</office:document-meta>
</file>